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92cm"/>
    </style:style>
    <style:style style:name="co2" style:family="table-column">
      <style:table-column-properties fo:break-before="auto" style:column-width="1.722cm"/>
    </style:style>
    <style:style style:name="co3" style:family="table-column">
      <style:table-column-properties fo:break-before="auto" style:column-width="1.96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fo:background-color="#ffcc99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>
            <text:p>CLK</text:p>
          </table:table-cell>
          <table:table-cell table:style-name="Default" office:value-type="string">
            <text:p>PAL µs</text:p>
          </table:table-cell>
          <table:table-cell table:style-name="Default" office:value-type="string">
            <text:p>NTSC µ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3]/0.985" office:value-type="float" office:value="1.01522842639594">
            <text:p>1</text:p>
          </table:table-cell>
          <table:table-cell table:formula="of:=[.A3]/1.023" office:value-type="float" office:value="0.977517106549365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4]/0.985" office:value-type="float" office:value="2.03045685279188">
            <text:p>2</text:p>
          </table:table-cell>
          <table:table-cell table:formula="of:=[.A4]/1.023" office:value-type="float" office:value="1.95503421309873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5]/0.985" office:value-type="float" office:value="3.04568527918782">
            <text:p>3</text:p>
          </table:table-cell>
          <table:table-cell table:formula="of:=[.A5]/1.023" office:value-type="float" office:value="2.93255131964809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6]/0.985" office:value-type="float" office:value="4.06091370558376">
            <text:p>4</text:p>
          </table:table-cell>
          <table:table-cell table:formula="of:=[.A6]/1.023" office:value-type="float" office:value="3.91006842619746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7]/0.985" office:value-type="float" office:value="5.0761421319797">
            <text:p>5</text:p>
          </table:table-cell>
          <table:table-cell table:formula="of:=[.A7]/1.023" office:value-type="float" office:value="4.88758553274682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8]/0.985" office:value-type="float" office:value="6.09137055837564">
            <text:p>6</text:p>
          </table:table-cell>
          <table:table-cell table:formula="of:=[.A8]/1.023" office:value-type="float" office:value="5.86510263929619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9]/0.985" office:value-type="float" office:value="7.10659898477157">
            <text:p>7</text:p>
          </table:table-cell>
          <table:table-cell table:formula="of:=[.A9]/1.023" office:value-type="float" office:value="6.84261974584555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10]/0.985" office:value-type="float" office:value="8.12182741116751">
            <text:p>8</text:p>
          </table:table-cell>
          <table:table-cell table:formula="of:=[.A10]/1.023" office:value-type="float" office:value="7.82013685239492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11]/0.985" office:value-type="float" office:value="9.13705583756345">
            <text:p>9</text:p>
          </table:table-cell>
          <table:table-cell table:formula="of:=[.A11]/1.023" office:value-type="float" office:value="8.79765395894428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12]/0.985" office:value-type="float" office:value="10.1522842639594">
            <text:p>10</text:p>
          </table:table-cell>
          <table:table-cell table:formula="of:=[.A12]/1.023" office:value-type="float" office:value="9.77517106549365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13]/0.985" office:value-type="float" office:value="11.1675126903553">
            <text:p>11</text:p>
          </table:table-cell>
          <table:table-cell table:formula="of:=[.A13]/1.023" office:value-type="float" office:value="10.752688172043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14]/0.985" office:value-type="float" office:value="12.1827411167513">
            <text:p>12</text:p>
          </table:table-cell>
          <table:table-cell table:formula="of:=[.A14]/1.023" office:value-type="float" office:value="11.7302052785924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A15]/0.985" office:value-type="float" office:value="13.1979695431472">
            <text:p>13</text:p>
          </table:table-cell>
          <table:table-cell table:formula="of:=[.A15]/1.023" office:value-type="float" office:value="12.7077223851417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A16]/0.985" office:value-type="float" office:value="14.2131979695431">
            <text:p>14</text:p>
          </table:table-cell>
          <table:table-cell table:formula="of:=[.A16]/1.023" office:value-type="float" office:value="13.6852394916911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17]/0.985" office:value-type="float" office:value="15.2284263959391">
            <text:p>15</text:p>
          </table:table-cell>
          <table:table-cell table:formula="of:=[.A17]/1.023" office:value-type="float" office:value="14.662756598240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A18]/0.985" office:value-type="float" office:value="16.243654822335">
            <text:p>16</text:p>
          </table:table-cell>
          <table:table-cell table:formula="of:=[.A18]/1.023" office:value-type="float" office:value="15.6402737047898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A19]/0.985" office:value-type="float" office:value="17.258883248731">
            <text:p>17</text:p>
          </table:table-cell>
          <table:table-cell table:formula="of:=[.A19]/1.023" office:value-type="float" office:value="16.6177908113392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A20]/0.985" office:value-type="float" office:value="18.2741116751269">
            <text:p>18</text:p>
          </table:table-cell>
          <table:table-cell table:formula="of:=[.A20]/1.023" office:value-type="float" office:value="17.5953079178886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A21]/0.985" office:value-type="float" office:value="19.2893401015228">
            <text:p>19</text:p>
          </table:table-cell>
          <table:table-cell table:formula="of:=[.A21]/1.023" office:value-type="float" office:value="18.5728250244379">
            <text:p>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22]/0.985" office:value-type="float" office:value="20.3045685279188">
            <text:p>20</text:p>
          </table:table-cell>
          <table:table-cell table:formula="of:=[.A22]/1.023" office:value-type="float" office:value="19.5503421309873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A23]/0.985" office:value-type="float" office:value="21.3197969543147">
            <text:p>21</text:p>
          </table:table-cell>
          <table:table-cell table:formula="of:=[.A23]/1.023" office:value-type="float" office:value="20.5278592375367">
            <text:p>2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A24]/0.985" office:value-type="float" office:value="22.3350253807107">
            <text:p>22</text:p>
          </table:table-cell>
          <table:table-cell table:formula="of:=[.A24]/1.023" office:value-type="float" office:value="21.505376344086">
            <text:p>22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3" table:formula="of:=[.A25]/0.985" office:value-type="float" office:value="23.3502538071066">
            <text:p>23</text:p>
          </table:table-cell>
          <table:table-cell table:style-name="ce3" table:formula="of:=[.A25]/1.023" office:value-type="float" office:value="22.4828934506354">
            <text:p>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A26]/0.985" office:value-type="float" office:value="24.3654822335025">
            <text:p>24</text:p>
          </table:table-cell>
          <table:table-cell table:formula="of:=[.A26]/1.023" office:value-type="float" office:value="23.4604105571848">
            <text:p>2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A27]/0.985" office:value-type="float" office:value="25.3807106598985">
            <text:p>25</text:p>
          </table:table-cell>
          <table:table-cell table:formula="of:=[.A27]/1.023" office:value-type="float" office:value="24.4379276637341">
            <text:p>2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A28]/0.985" office:value-type="float" office:value="26.3959390862944">
            <text:p>26</text:p>
          </table:table-cell>
          <table:table-cell table:formula="of:=[.A28]/1.023" office:value-type="float" office:value="25.4154447702835">
            <text:p>2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A29]/0.985" office:value-type="float" office:value="27.4111675126904">
            <text:p>27</text:p>
          </table:table-cell>
          <table:table-cell table:formula="of:=[.A29]/1.023" office:value-type="float" office:value="26.3929618768328">
            <text:p>2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A30]/0.985" office:value-type="float" office:value="28.4263959390863">
            <text:p>28</text:p>
          </table:table-cell>
          <table:table-cell table:formula="of:=[.A30]/1.023" office:value-type="float" office:value="27.3704789833822">
            <text:p>2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A31]/0.985" office:value-type="float" office:value="29.4416243654822">
            <text:p>29</text:p>
          </table:table-cell>
          <table:table-cell table:formula="of:=[.A31]/1.023" office:value-type="float" office:value="28.3479960899316">
            <text:p>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32]/0.985" office:value-type="float" office:value="30.4568527918782">
            <text:p>30</text:p>
          </table:table-cell>
          <table:table-cell table:formula="of:=[.A32]/1.023" office:value-type="float" office:value="29.3255131964809">
            <text:p>2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A33]/0.985" office:value-type="float" office:value="31.4720812182741">
            <text:p>31</text:p>
          </table:table-cell>
          <table:table-cell table:formula="of:=[.A33]/1.023" office:value-type="float" office:value="30.3030303030303">
            <text:p>3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A34]/0.985" office:value-type="float" office:value="32.48730964467">
            <text:p>32</text:p>
          </table:table-cell>
          <table:table-cell table:formula="of:=[.A34]/1.023" office:value-type="float" office:value="31.2805474095797">
            <text:p>31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3" table:formula="of:=[.A35]/0.985" office:value-type="float" office:value="33.502538071066">
            <text:p>34</text:p>
          </table:table-cell>
          <table:table-cell table:style-name="ce3" table:formula="of:=[.A35]/1.023" office:value-type="float" office:value="32.258064516129">
            <text:p>3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A36]/0.985" office:value-type="float" office:value="34.5177664974619">
            <text:p>35</text:p>
          </table:table-cell>
          <table:table-cell table:formula="of:=[.A36]/1.023" office:value-type="float" office:value="33.2355816226784">
            <text:p>3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A37]/0.985" office:value-type="float" office:value="35.5329949238579">
            <text:p>36</text:p>
          </table:table-cell>
          <table:table-cell table:formula="of:=[.A37]/1.023" office:value-type="float" office:value="34.2130987292278">
            <text:p>3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A38]/0.985" office:value-type="float" office:value="36.5482233502538">
            <text:p>37</text:p>
          </table:table-cell>
          <table:table-cell table:formula="of:=[.A38]/1.023" office:value-type="float" office:value="35.1906158357771">
            <text:p>3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A39]/0.985" office:value-type="float" office:value="37.5634517766497">
            <text:p>38</text:p>
          </table:table-cell>
          <table:table-cell table:formula="of:=[.A39]/1.023" office:value-type="float" office:value="36.1681329423265">
            <text:p>3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A40]/0.985" office:value-type="float" office:value="38.5786802030457">
            <text:p>39</text:p>
          </table:table-cell>
          <table:table-cell table:formula="of:=[.A40]/1.023" office:value-type="float" office:value="37.1456500488759">
            <text:p>3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A41]/0.985" office:value-type="float" office:value="39.5939086294416">
            <text:p>40</text:p>
          </table:table-cell>
          <table:table-cell table:formula="of:=[.A41]/1.023" office:value-type="float" office:value="38.1231671554252">
            <text:p>3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A42]/0.985" office:value-type="float" office:value="40.6091370558376">
            <text:p>41</text:p>
          </table:table-cell>
          <table:table-cell table:formula="of:=[.A42]/1.023" office:value-type="float" office:value="39.1006842619746">
            <text:p>3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A43]/0.985" office:value-type="float" office:value="41.6243654822335">
            <text:p>42</text:p>
          </table:table-cell>
          <table:table-cell table:formula="of:=[.A43]/1.023" office:value-type="float" office:value="40.078201368524">
            <text:p>4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A44]/0.985" office:value-type="float" office:value="42.6395939086294">
            <text:p>43</text:p>
          </table:table-cell>
          <table:table-cell table:formula="of:=[.A44]/1.023" office:value-type="float" office:value="41.0557184750733">
            <text:p>4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A45]/0.985" office:value-type="float" office:value="43.6548223350254">
            <text:p>44</text:p>
          </table:table-cell>
          <table:table-cell table:formula="of:=[.A45]/1.023" office:value-type="float" office:value="42.0332355816227">
            <text:p>4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A46]/0.985" office:value-type="float" office:value="44.6700507614213">
            <text:p>45</text:p>
          </table:table-cell>
          <table:table-cell table:formula="of:=[.A46]/1.023" office:value-type="float" office:value="43.0107526881721">
            <text:p>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A47]/0.985" office:value-type="float" office:value="45.6852791878173">
            <text:p>46</text:p>
          </table:table-cell>
          <table:table-cell table:formula="of:=[.A47]/1.023" office:value-type="float" office:value="43.9882697947214">
            <text:p>4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A48]/0.985" office:value-type="float" office:value="46.7005076142132">
            <text:p>47</text:p>
          </table:table-cell>
          <table:table-cell table:formula="of:=[.A48]/1.023" office:value-type="float" office:value="44.9657869012708">
            <text:p>4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A49]/0.985" office:value-type="float" office:value="47.7157360406091">
            <text:p>48</text:p>
          </table:table-cell>
          <table:table-cell table:formula="of:=[.A49]/1.023" office:value-type="float" office:value="45.9433040078201">
            <text:p>4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A50]/0.985" office:value-type="float" office:value="48.7309644670051">
            <text:p>49</text:p>
          </table:table-cell>
          <table:table-cell table:formula="of:=[.A50]/1.023" office:value-type="float" office:value="46.9208211143695">
            <text:p>4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A51]/0.985" office:value-type="float" office:value="49.746192893401">
            <text:p>50</text:p>
          </table:table-cell>
          <table:table-cell table:formula="of:=[.A51]/1.023" office:value-type="float" office:value="47.8983382209189">
            <text:p>4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52]/0.985" office:value-type="float" office:value="50.761421319797">
            <text:p>51</text:p>
          </table:table-cell>
          <table:table-cell table:formula="of:=[.A52]/1.023" office:value-type="float" office:value="48.8758553274682">
            <text:p>4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A53]/0.985" office:value-type="float" office:value="51.7766497461929">
            <text:p>52</text:p>
          </table:table-cell>
          <table:table-cell table:formula="of:=[.A53]/1.023" office:value-type="float" office:value="49.8533724340176">
            <text:p>5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A54]/0.985" office:value-type="float" office:value="52.7918781725888">
            <text:p>53</text:p>
          </table:table-cell>
          <table:table-cell table:formula="of:=[.A54]/1.023" office:value-type="float" office:value="50.830889540567">
            <text:p>5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A55]/0.985" office:value-type="float" office:value="53.8071065989848">
            <text:p>54</text:p>
          </table:table-cell>
          <table:table-cell table:formula="of:=[.A55]/1.023" office:value-type="float" office:value="51.8084066471163">
            <text:p>5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A56]/0.985" office:value-type="float" office:value="54.8223350253807">
            <text:p>55</text:p>
          </table:table-cell>
          <table:table-cell table:formula="of:=[.A56]/1.023" office:value-type="float" office:value="52.7859237536657">
            <text:p>5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A57]/0.985" office:value-type="float" office:value="55.8375634517767">
            <text:p>56</text:p>
          </table:table-cell>
          <table:table-cell table:formula="of:=[.A57]/1.023" office:value-type="float" office:value="53.7634408602151">
            <text:p>5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A58]/0.985" office:value-type="float" office:value="56.8527918781726">
            <text:p>57</text:p>
          </table:table-cell>
          <table:table-cell table:formula="of:=[.A58]/1.023" office:value-type="float" office:value="54.7409579667644">
            <text:p>5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A59]/0.985" office:value-type="float" office:value="57.8680203045685">
            <text:p>58</text:p>
          </table:table-cell>
          <table:table-cell table:formula="of:=[.A59]/1.023" office:value-type="float" office:value="55.7184750733138">
            <text:p>5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A60]/0.985" office:value-type="float" office:value="58.8832487309645">
            <text:p>59</text:p>
          </table:table-cell>
          <table:table-cell table:formula="of:=[.A60]/1.023" office:value-type="float" office:value="56.6959921798632">
            <text:p>5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A61]/0.985" office:value-type="float" office:value="59.8984771573604">
            <text:p>60</text:p>
          </table:table-cell>
          <table:table-cell table:formula="of:=[.A61]/1.023" office:value-type="float" office:value="57.6735092864125">
            <text:p>5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A62]/0.985" office:value-type="float" office:value="60.9137055837564">
            <text:p>61</text:p>
          </table:table-cell>
          <table:table-cell table:formula="of:=[.A62]/1.023" office:value-type="float" office:value="58.6510263929619">
            <text:p>59</text:p>
          </table:table-cell>
        </table:table-row>
      </table:table>
      <table:table table:name="Tabelle2" table:style-name="ta1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5">25.02.2012</text:date>, <text:time>10:10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5T09:59:34</meta:creation-date>
    <dc:date>2012-02-25T10:10:27</dc:date>
    <meta:editing-duration>PT10M54S</meta:editing-duration>
    <meta:editing-cycles>3</meta:editing-cycles>
    <meta:generator>LibreOffice/3.4$Linux LibreOffice_project/340m1$Build-402</meta:generator>
    <meta:document-statistic meta:table-count="3" meta:cell-count="183" meta:object-count="0"/>
  </office:meta>
</office:document-meta>
</file>